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egiJMXAuthenticator.authenticate( Subject subject , String login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egiJMXAuthenticator.AcegiJMXAuthenticator( AuthenticationManager authentica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egiJMXAuthenticator.authenticate( Object credential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